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0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3" style:family="graphic" style:parent-style-name="standard">
      <style:graphic-properties draw:stroke="none" svg:stroke-color="#000000" draw:fill="none" draw:fill-color="#ffffff" fo:min-height="0.23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69cm" fo:min-width="0.00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65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42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Nombre_5f_componente">
      <style:graphic-properties draw:auto-grow-width="false" fo:min-height="0.31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.091cm"/>
    </style:style>
    <style:style style:name="gr11" style:family="graphic" style:parent-style-name="Nombre_5f_componente">
      <style:graphic-properties fo:min-height="0.319cm" fo:min-width="0.193cm"/>
    </style:style>
    <style:style style:name="gr12" style:family="graphic" style:parent-style-name="Nombre_5f_componente">
      <style:graphic-properties fo:min-height="0.319cm" fo:min-width="0.442cm"/>
    </style:style>
    <style:style style:name="gr13" style:family="graphic" style:parent-style-name="Nombre_5f_componente">
      <style:graphic-properties fo:min-height="0.319cm" fo:min-width="0.599cm"/>
    </style:style>
    <style:style style:name="gr14" style:family="graphic" style:parent-style-name="standard">
      <style:graphic-properties draw:stroke="none" svg:stroke-color="#000000" draw:fill="none" draw:fill-color="#ffffff" fo:min-height="0.47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25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142cm" fo:min-width="0cm"/>
    </style:style>
    <style:style style:name="gr20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1" style:family="graphic" style:parent-style-name="Nombre_5f_componente">
      <style:graphic-properties fo:min-height="0.319cm" fo:min-width="2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52cm"/>
    </style:style>
    <style:style style:name="gr23" style:family="graphic" style:parent-style-name="objectwithoutfill">
      <style:graphic-properties svg:stroke-color="#000000" draw:marker-end="Short_20_line_20_Arrow" draw:marker-end-width="0.1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7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889cm" draw:transform="rotate (-1.5707963267949) translate (3.938cm 3.606cm)">
          <text:p/>
          <draw:enhanced-geometry svg:viewBox="0 0 21600 21600" draw:mirror-horizontal="false" draw:mirror-vertical="false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254cm" svg:height="0.489cm" svg:x="3.176cm" svg:y="3.479cm">
          <draw:text-box>
            <text:p>0</text:p>
          </draw:text-box>
        </draw:frame>
        <draw:frame draw:style-name="gr3" draw:text-style-name="P2" draw:layer="layout" svg:width="0.254cm" svg:height="0.489cm" svg:x="3.684cm" svg:y="3.479cm">
          <draw:text-box>
            <text:p>1</text:p>
          </draw:text-box>
        </draw:frame>
        <draw:custom-shape draw:style-name="gr1" draw:text-style-name="P1" draw:layer="layout" svg:width="0.508cm" svg:height="0.889cm" draw:transform="rotate (-1.5707963267949) translate (5.335cm 3.606cm)">
          <text:p/>
          <draw:enhanced-geometry svg:viewBox="0 0 21600 21600" draw:mirror-horizontal="false" draw:mirror-vertical="false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254cm" svg:height="0.489cm" svg:x="4.573cm" svg:y="3.479cm">
          <draw:text-box>
            <text:p>0</text:p>
          </draw:text-box>
        </draw:frame>
        <draw:frame draw:style-name="gr3" draw:text-style-name="P2" draw:layer="layout" svg:width="0.254cm" svg:height="0.489cm" svg:x="5.081cm" svg:y="3.479cm">
          <draw:text-box>
            <text:p>1</text:p>
          </draw:text-box>
        </draw:frame>
        <draw:custom-shape draw:style-name="gr4" draw:text-style-name="P1" draw:layer="layout" svg:width="0.508cm" svg:height="1.518cm" draw:transform="skewX (0.0237364778271229) rotate (-1.54723438189297) translate (7.996cm 3.606cm)">
          <text:p/>
          <draw:enhanced-geometry svg:viewBox="0 0 21600 21600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0.127cm" svg:height="0.489cm" svg:x="6.732cm" svg:y="3.498cm">
          <draw:text-box>
            <text:p>0</text:p>
          </draw:text-box>
        </draw:frame>
        <draw:frame draw:style-name="gr3" draw:text-style-name="P2" draw:layer="layout" svg:width="0.254cm" svg:height="0.489cm" svg:x="6.986cm" svg:y="3.498cm">
          <draw:text-box>
            <text:p>1</text:p>
          </draw:text-box>
        </draw:frame>
        <draw:frame draw:style-name="gr3" draw:text-style-name="P2" draw:layer="layout" svg:width="0.254cm" svg:height="0.489cm" svg:x="7.367cm" svg:y="3.498cm">
          <draw:text-box>
            <text:p>2</text:p>
          </draw:text-box>
        </draw:frame>
        <draw:frame draw:style-name="gr3" draw:text-style-name="P2" draw:layer="layout" svg:width="0.127cm" svg:height="0.489cm" svg:x="7.875cm" svg:y="3.479cm">
          <draw:text-box>
            <text:p>3</text:p>
          </draw:text-box>
        </draw:frame>
        <draw:custom-shape draw:style-name="gr4" draw:text-style-name="P1" draw:layer="layout" svg:width="0.508cm" svg:height="1.518cm" draw:transform="skewX (0.0237364778271229) rotate (-1.54723438189297) translate (9.895cm 3.606cm)">
          <text:p/>
          <draw:enhanced-geometry svg:viewBox="0 0 21600 21600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0.127cm" svg:height="0.489cm" svg:x="8.631cm" svg:y="3.498cm">
          <draw:text-box>
            <text:p>0</text:p>
          </draw:text-box>
        </draw:frame>
        <draw:frame draw:style-name="gr3" draw:text-style-name="P2" draw:layer="layout" svg:width="0.254cm" svg:height="0.489cm" svg:x="8.885cm" svg:y="3.498cm">
          <draw:text-box>
            <text:p>1</text:p>
          </draw:text-box>
        </draw:frame>
        <draw:frame draw:style-name="gr3" draw:text-style-name="P2" draw:layer="layout" svg:width="0.254cm" svg:height="0.489cm" svg:x="9.266cm" svg:y="3.498cm">
          <draw:text-box>
            <text:p>2</text:p>
          </draw:text-box>
        </draw:frame>
        <draw:frame draw:style-name="gr3" draw:text-style-name="P2" draw:layer="layout" svg:width="0.127cm" svg:height="0.489cm" svg:x="9.774cm" svg:y="3.479cm">
          <draw:text-box>
            <text:p>3</text:p>
          </draw:text-box>
        </draw:frame>
        <draw:custom-shape draw:style-name="gr1" draw:text-style-name="P1" draw:layer="layout" svg:width="0.508cm" svg:height="0.889cm" draw:transform="rotate (-1.5707963267949) translate (14.098cm 3.606cm)">
          <text:p/>
          <draw:enhanced-geometry svg:viewBox="0 0 21600 21600" draw:mirror-horizontal="false" draw:mirror-vertical="false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254cm" svg:height="0.489cm" svg:x="13.336cm" svg:y="3.479cm">
          <draw:text-box>
            <text:p>0</text:p>
          </draw:text-box>
        </draw:frame>
        <draw:frame draw:style-name="gr3" draw:text-style-name="P2" draw:layer="layout" svg:width="0.254cm" svg:height="0.489cm" svg:x="13.844cm" svg:y="3.479cm">
          <draw:text-box>
            <text:p>1</text:p>
          </draw:text-box>
        </draw:frame>
        <draw:custom-shape draw:style-name="gr5" draw:text-style-name="P1" draw:layer="layout" svg:width="2.159cm" svg:height="1.016cm" svg:x="3.176cm" svg:y="5.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1.016cm" svg:x="6.732cm" svg:y="5.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1.016cm" svg:x="12.32cm" svg:y="5.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3.684cm" svg:y="7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3.811cm 8.3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3.684cm" svg:y="7.863cm">
          <draw:text-box>
            <text:p>R1</text:p>
          </draw:text-box>
        </draw:frame>
        <draw:custom-shape draw:style-name="gr7" draw:text-style-name="P1" draw:layer="layout" svg:width="0.762cm" svg:height="0.762cm" svg:x="6.986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7.113cm 8.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6.986cm" svg:y="8.028cm">
          <draw:text-box>
            <text:p>R2</text:p>
          </draw:text-box>
        </draw:frame>
        <draw:custom-shape draw:style-name="gr7" draw:text-style-name="P1" draw:layer="layout" svg:width="0.762cm" svg:height="0.762cm" svg:x="8.51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8.637cm 8.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8.51cm" svg:y="8.028cm">
          <draw:text-box>
            <text:p>R3</text:p>
          </draw:text-box>
        </draw:frame>
        <draw:custom-shape draw:style-name="gr7" draw:text-style-name="P1" draw:layer="layout" svg:width="0.762cm" svg:height="0.762cm" svg:x="14.436cm" svg:y="6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14.563cm 7.3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14.436cm" svg:y="6.889cm">
          <draw:text-box>
            <text:p>R4</text:p>
          </draw:text-box>
        </draw:frame>
        <draw:custom-shape draw:style-name="gr7" draw:text-style-name="P1" draw:layer="layout" svg:width="0.762cm" svg:height="0.762cm" svg:x="9.166cm" svg:y="12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9.293cm 13.2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9.166cm" svg:y="12.773cm">
          <draw:text-box>
            <text:p>R5</text:p>
          </draw:text-box>
        </draw:frame>
        <draw:custom-shape draw:style-name="gr7" draw:text-style-name="P1" draw:layer="layout" svg:width="0.762cm" svg:height="0.762cm" svg:x="4.7cm" svg:y="10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4.827cm 11.3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4.827cm" svg:y="10.911cm">
          <draw:text-box>
            <text:p>I</text:p>
          </draw:text-box>
        </draw:frame>
        <draw:custom-shape draw:style-name="gr7" draw:text-style-name="P1" draw:layer="layout" svg:width="0.762cm" svg:height="0.762cm" svg:x="7.748cm" svg:y="10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7.875cm 11.3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7.815cm" svg:y="10.911cm">
          <draw:text-box>
            <text:p>J</text:p>
          </draw:text-box>
        </draw:frame>
        <draw:custom-shape draw:style-name="gr7" draw:text-style-name="P1" draw:layer="layout" svg:width="0.762cm" svg:height="0.762cm" svg:x="11.409cm" svg:y="10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11.536cm 11.3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11.476cm" svg:y="10.911cm">
          <draw:text-box>
            <text:p>T</text:p>
          </draw:text-box>
        </draw:frame>
        <draw:custom-shape draw:style-name="gr7" draw:text-style-name="P1" draw:layer="layout" svg:width="0.762cm" svg:height="0.762cm" svg:x="6.199cm" svg:y="10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6.326cm 11.3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6.266cm" svg:y="10.911cm">
          <draw:text-box>
            <text:p>V</text:p>
          </draw:text-box>
        </draw:frame>
        <draw:custom-shape draw:style-name="gr10" draw:text-style-name="P1" draw:layer="layout" svg:width="1.591cm" svg:height="0.762cm" svg:x="13.02cm" svg:y="8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13.147cm 8.8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1.524cm" svg:height="0.569cm" svg:x="13.087cm" svg:y="8.371cm">
          <draw:text-box>
            <text:p>VALUE</text:p>
          </draw:text-box>
        </draw:frame>
        <draw:custom-shape draw:style-name="gr7" draw:text-style-name="P1" draw:layer="layout" svg:width="0.762cm" svg:height="0.762cm" svg:x="8.868cm" svg:y="0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27cm" svg:height="0.127cm" draw:transform="rotate (-1.5707963267949) translate (8.995cm 0.7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layer="layout" svg:width="0.889cm" svg:height="0.569cm" svg:x="8.935cm" svg:y="0.306cm">
          <draw:text-box>
            <text:p>N</text:p>
          </draw:text-box>
        </draw:frame>
        <draw:custom-shape draw:style-name="gr1" draw:text-style-name="P1" draw:layer="layout" svg:width="0.508cm" svg:height="0.889cm" draw:transform="rotate (-1.5707963267949) translate (8.51cm 9.829cm)">
          <text:p/>
          <draw:enhanced-geometry svg:viewBox="0 0 21600 21600" draw:mirror-horizontal="false" draw:mirror-vertical="false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254cm" svg:height="0.489cm" svg:x="7.748cm" svg:y="9.702cm">
          <draw:text-box>
            <text:p>0</text:p>
          </draw:text-box>
        </draw:frame>
        <draw:frame draw:style-name="gr3" draw:text-style-name="P2" draw:layer="layout" svg:width="0.254cm" svg:height="0.489cm" svg:x="8.256cm" svg:y="9.702cm">
          <draw:text-box>
            <text:p>1</text:p>
          </draw:text-box>
        </draw:frame>
        <draw:frame draw:style-name="gr11" draw:layer="layout" svg:width="0.693cm" svg:height="0.569cm" svg:x="3.88cm" svg:y="5.323cm">
          <draw:text-box>
            <text:p>S</text:p>
          </draw:text-box>
        </draw:frame>
        <draw:frame draw:style-name="gr12" draw:layer="layout" svg:width="0.942cm" svg:height="0.569cm" svg:x="7.695cm" svg:y="5.323cm">
          <draw:text-box>
            <text:p>CM</text:p>
          </draw:text-box>
        </draw:frame>
        <draw:frame draw:style-name="gr13" draw:layer="layout" svg:width="1.099cm" svg:height="0.569cm" svg:x="13.229cm" svg:y="5.302cm">
          <draw:text-box>
            <text:p>ARR</text:p>
          </draw:text-box>
        </draw:frame>
        <draw:frame draw:style-name="gr3" draw:text-style-name="P2" draw:layer="layout" svg:width="0.254cm" svg:height="0.489cm" svg:x="4.573cm" svg:y="1.193cm">
          <draw:text-box>
            <text:p>1</text:p>
          </draw:text-box>
        </draw:frame>
        <draw:frame draw:style-name="gr14" draw:text-style-name="P2" draw:layer="layout" svg:width="0.254cm" svg:height="0.727cm" svg:x="4.954cm" svg:y="1.193cm">
          <draw:text-box>
            <text:p>-1</text:p>
          </draw:text-box>
        </draw:frame>
        <draw:line draw:style-name="gr15" draw:text-style-name="P3" draw:layer="layout" svg:x1="4.7cm" svg:y1="1.574cm" svg:x2="4.7cm" svg:y2="3.606cm">
          <text:p/>
        </draw:line>
        <draw:line draw:style-name="gr15" draw:text-style-name="P3" draw:layer="layout" svg:x1="5.081cm" svg:y1="1.574cm" svg:x2="5.081cm" svg:y2="3.606cm">
          <text:p/>
        </draw:line>
        <draw:line draw:style-name="gr15" draw:text-style-name="P3" draw:layer="layout" svg:x1="9.272cm" svg:y1="1.002cm" svg:x2="9.272cm" svg:y2="3.606cm">
          <text:p/>
        </draw:line>
        <draw:custom-shape draw:style-name="gr8" draw:text-style-name="P1" draw:layer="layout" svg:width="0.127cm" svg:height="0.127cm" draw:transform="rotate (-1.5707963267949) translate (12.447cm 5.5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6" draw:text-style-name="P4" draw:layer="layout" svg:width="0.096cm" svg:height="0.254cm" draw:transform="rotate (1.5707963267949) translate (12.193cm 5.988cm)" draw:kind="arc" draw:start-angle="180" draw:end-angle="0">
          <text:p/>
        </draw:ellipse>
        <draw:line draw:style-name="gr17" draw:text-style-name="P3" draw:layer="layout" svg:x1="3.495cm" svg:y1="4.114cm" svg:x2="3.491cm" svg:y2="5.13cm">
          <text:p/>
        </draw:line>
        <draw:line draw:style-name="gr17" draw:text-style-name="P3" draw:layer="layout" svg:x1="4.884cm" svg:y1="4.114cm" svg:x2="4.88cm" svg:y2="5.13cm">
          <text:p/>
        </draw:line>
        <draw:line draw:style-name="gr17" draw:text-style-name="P3" draw:layer="layout" svg:x1="7.248cm" svg:y1="4.114cm" svg:x2="7.244cm" svg:y2="5.13cm">
          <text:p/>
        </draw:line>
        <draw:line draw:style-name="gr17" draw:text-style-name="P3" draw:layer="layout" svg:x1="9.144cm" svg:y1="4.114cm" svg:x2="9.14cm" svg:y2="5.13cm">
          <text:p/>
        </draw:line>
        <draw:line draw:style-name="gr17" draw:text-style-name="P3" draw:layer="layout" svg:x1="13.651cm" svg:y1="4.114cm" svg:x2="13.647cm" svg:y2="5.13cm">
          <text:p/>
        </draw:line>
        <draw:line draw:style-name="gr17" draw:text-style-name="P3" draw:layer="layout" svg:x1="4.065cm" svg:y1="6.146cm" svg:x2="4.065cm" svg:y2="7.797cm">
          <text:p/>
        </draw:line>
        <draw:polyline draw:style-name="gr17" draw:text-style-name="P3" draw:layer="layout" svg:width="1.269cm" svg:height="3.682cm" draw:transform="rotate (-1.5707963267949) translate (7.748cm 8.559cm)" svg:viewBox="0 0 1270 3683" draw:points="0,3683 635,3683 635,0 1270,0">
          <text:p/>
        </draw:polyline>
        <draw:polyline draw:style-name="gr17" draw:text-style-name="P3" draw:layer="layout" svg:width="8.381cm" svg:height="6.603cm" draw:transform="rotate (-3.14159265358979) translate (8.51cm 9.194cm)" svg:viewBox="0 0 8382 6604" draw:points="4445,0 8382,0 8382,6604 0,6604 0,5588">
          <text:p/>
        </draw:polyline>
        <draw:custom-shape draw:style-name="gr4" draw:text-style-name="P1" draw:layer="layout" svg:width="0.508cm" svg:height="1.518cm" draw:transform="skewX (0.0237364778271229) rotate (0.0235619449019234) translate (11.177cm 5.197cm)">
          <text:p/>
          <draw:enhanced-geometry svg:viewBox="0 0 21600 21600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0.127cm" svg:height="0.489cm" draw:transform="rotate (1.5707963267949) translate (11.069cm 6.461cm)">
          <draw:text-box>
            <text:p>0</text:p>
          </draw:text-box>
        </draw:frame>
        <draw:frame draw:style-name="gr3" draw:text-style-name="P2" draw:layer="layout" svg:width="0.254cm" svg:height="0.489cm" draw:transform="rotate (1.5707963267949) translate (11.069cm 6.207cm)">
          <draw:text-box>
            <text:p>1</text:p>
          </draw:text-box>
        </draw:frame>
        <draw:frame draw:style-name="gr3" draw:text-style-name="P2" draw:layer="layout" svg:width="0.254cm" svg:height="0.489cm" draw:transform="rotate (1.5707963267949) translate (11.069cm 5.826cm)">
          <draw:text-box>
            <text:p>2</text:p>
          </draw:text-box>
        </draw:frame>
        <draw:frame draw:style-name="gr3" draw:text-style-name="P2" draw:layer="layout" svg:width="0.127cm" svg:height="0.489cm" draw:transform="rotate (1.5707963267949) translate (11.05cm 5.318cm)">
          <draw:text-box>
            <text:p>3</text:p>
          </draw:text-box>
        </draw:frame>
        <draw:line draw:style-name="gr17" draw:text-style-name="P3" draw:layer="layout" svg:x1="11.685cm" svg:y1="5.944cm" svg:x2="12.32cm" svg:y2="5.944cm">
          <text:p/>
        </draw:line>
        <draw:line draw:style-name="gr17" draw:text-style-name="P3" draw:layer="layout" svg:x1="0.128cm" svg:y1="6.505cm" svg:x2="11.177cm" svg:y2="6.505cm">
          <text:p/>
        </draw:line>
        <draw:polyline draw:style-name="gr17" draw:text-style-name="P3" draw:layer="layout" svg:width="1.021cm" svg:height="3.28cm" svg:x="4.065cm" svg:y="7.564cm" svg:viewBox="0 0 1022 3281" draw:points="0,0 1022,0 1022,3281">
          <text:p/>
        </draw:polyline>
        <draw:polyline draw:style-name="gr17" draw:text-style-name="P3" draw:layer="layout" svg:width="8.889cm" svg:height="3.809cm" draw:transform="rotate (-1.5707963267949) translate (5.02999999999999cm 3.225cm)" svg:viewBox="0 0 8890 3810" draw:points="8360,0 8890,0 8890,3810 0,3810 0,1778 379,1778">
          <text:p/>
        </draw:polyline>
        <draw:polyline draw:style-name="gr17" draw:text-style-name="P3" draw:layer="layout" svg:width="4.238cm" svg:height="0.382cm" svg:x="3.187cm" svg:y="3.225cm" svg:viewBox="0 0 4239 383" draw:points="0,0 4234,0 4239,383">
          <text:p/>
        </draw:polyline>
        <draw:polyline draw:style-name="gr17" draw:text-style-name="P3" draw:layer="layout" svg:width="3.787cm" svg:height="2.539cm" svg:x="7.388cm" svg:y="3.225cm" svg:viewBox="0 0 3788 2540" draw:points="0,0 3281,0 3281,2540 3788,2540">
          <text:p/>
        </draw:polyline>
        <draw:line draw:style-name="gr17" draw:text-style-name="P3" draw:layer="layout" svg:x1="8.066cm" svg:y1="10.333cm" svg:x2="8.066cm" svg:y2="10.844cm">
          <text:p/>
        </draw:line>
        <draw:polyline draw:style-name="gr17" draw:text-style-name="P3" draw:layer="layout" svg:width="9.524cm" svg:height="7.302cm" draw:transform="rotate (-1.5707963267949) translate (8.195cm 3.01299999999999cm)" svg:viewBox="0 0 9525 7303" draw:points="8593,0 9525,0 9525,7303 0,7303 0,4445 593,4445">
          <text:p/>
        </draw:polyline>
        <draw:polyline draw:style-name="gr17" draw:text-style-name="P3" draw:layer="layout" svg:width="10.286cm" svg:height="0.668cm" svg:x="0.889cm" svg:y="6.154cm" svg:viewBox="0 0 10287 669" draw:points="0,669 7980,669 9780,669 9780,0 10287,0">
          <text:p/>
        </draw:polyline>
        <draw:custom-shape draw:style-name="gr1" draw:text-style-name="P1" draw:layer="layout" svg:width="0.508cm" svg:height="0.889cm" draw:transform="rotate (-1.5707963267949) translate (9.335cm 7.327cm)">
          <text:p/>
          <draw:enhanced-geometry svg:viewBox="0 0 21600 21600" draw:mirror-horizontal="false" draw:mirror-vertical="false" draw:text-areas="0 0 21600 21600" draw:type="pentagon-right" draw:modifiers="12009.43025540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254cm" svg:height="0.489cm" svg:x="8.573cm" svg:y="7.2cm">
          <draw:text-box>
            <text:p>0</text:p>
          </draw:text-box>
        </draw:frame>
        <draw:frame draw:style-name="gr3" draw:text-style-name="P2" draw:layer="layout" svg:width="0.254cm" svg:height="0.489cm" svg:x="9.081cm" svg:y="7.2cm">
          <draw:text-box>
            <text:p>1</text:p>
          </draw:text-box>
        </draw:frame>
        <draw:polyline draw:style-name="gr17" draw:text-style-name="P3" draw:layer="layout" svg:width="1.813cm" svg:height="0.74cm" draw:transform="rotate (-1.5707963267949) translate (8.129cm 6.148cm)" svg:viewBox="0 0 1814 741" draw:points="0,0 964,0 964,741 1814,741">
          <text:p/>
        </draw:polyline>
        <draw:polyline draw:style-name="gr17" draw:text-style-name="P3" draw:layer="layout" svg:width="0.528cm" svg:height="0.23cm" svg:x="8.129cm" svg:y="7.112cm" svg:viewBox="0 0 529 231" draw:points="0,0 529,0 529,231">
          <text:p/>
        </draw:polyline>
        <draw:polyline draw:style-name="gr17" draw:text-style-name="P3" draw:layer="layout" svg:width="3.153cm" svg:height="3.733cm" svg:x="8.658cm" svg:y="7.111cm" svg:viewBox="0 0 3154 3734" draw:points="0,0 3154,0 3154,3734">
          <text:p/>
        </draw:polyline>
        <draw:line draw:style-name="gr17" draw:text-style-name="P3" draw:layer="layout" svg:x1="8.889cm" svg:y1="7.827cm" svg:x2="8.889cm" svg:y2="7.959cm">
          <text:p/>
        </draw:line>
        <draw:polyline draw:style-name="gr17" draw:text-style-name="P3" draw:layer="layout" svg:width="0.794cm" svg:height="7.125cm" draw:transform="rotate (1.5707963267949) translate (1.214cm 9.84cm)" svg:viewBox="0 0 795 7126" draw:points="0,7126 795,7126 795,0">
          <text:p/>
        </draw:polyline>
        <draw:polyline draw:style-name="gr17" draw:text-style-name="P3" draw:layer="layout" svg:width="1.184cm" svg:height="4.656cm" draw:transform="rotate (-1.5707963267949) translate (13.738cm 6.135cm)" svg:viewBox="0 0 1185 4657" draw:points="0,0 794,0 794,4657 1185,4657">
          <text:p/>
        </draw:polyline>
        <draw:line draw:style-name="gr17" draw:text-style-name="P3" draw:layer="layout" svg:x1="13.738cm" svg:y1="6.929cm" svg:x2="13.738cm" svg:y2="8.305cm">
          <text:p/>
        </draw:line>
        <draw:polyline draw:style-name="gr17" draw:text-style-name="P3" draw:layer="layout" svg:width="7.408cm" svg:height="2.01cm" draw:transform="rotate (-1.5707963267949) translate (15.833cm 2.399cm)" svg:viewBox="0 0 7409 2011" draw:points="6668,2011 7409,2011 7409,0 0,0 0,1947 1207,1947">
          <text:p/>
        </draw:polyline>
        <draw:polyline draw:style-name="gr17" draw:text-style-name="P3" draw:layer="layout" svg:width="6.836cm" svg:height="1.206cm" draw:transform="rotate (-3.14159265358979) translate (13.886cm 3.606cm)" svg:viewBox="0 0 6837 1207" draw:points="0,1207 6837,1207 6837,0">
          <text:p/>
        </draw:polyline>
        <draw:frame draw:style-name="gr18" draw:text-style-name="P2" draw:layer="layout" svg:width="0.254cm" svg:height="0.508cm" svg:x="6.605cm" svg:y="1.193cm">
          <draw:text-box>
            <text:p>0</text:p>
          </draw:text-box>
        </draw:frame>
        <draw:line draw:style-name="gr17" draw:text-style-name="P3" draw:layer="layout" svg:x1="6.647cm" svg:y1="3.606cm" svg:x2="6.647cm" svg:y2="1.574cm">
          <text:p/>
        </draw:line>
        <draw:custom-shape draw:style-name="gr19" draw:text-style-name="P1" draw:layer="layout" svg:width="0.402cm" svg:height="0.55cm" draw:transform="rotate (-1.5707963267949) translate (6.858cm 10.14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7" draw:text-style-name="P3" draw:layer="layout" svg:x1="6.604cm" svg:y1="10.845cm" svg:x2="6.604cm" svg:y2="10.548cm">
          <text:p/>
        </draw:line>
        <draw:polyline draw:style-name="gr17" draw:text-style-name="P3" draw:layer="layout" svg:width="1.417cm" svg:height="1.015cm" draw:transform="rotate (-1.5707963267949) translate (7.409cm 8.728cm)" svg:viewBox="0 0 1418 1016" draw:points="0,0 106,0 106,1016 1418,1016">
          <text:p/>
        </draw:polyline>
        <draw:polyline draw:style-name="gr15" draw:text-style-name="P3" draw:layer="layout" svg:width="1.057cm" svg:height="0.315cm" svg:x="13.738cm" svg:y="6.505cm" svg:viewBox="0 0 1058 316" draw:points="0,0 1058,0 1058,316">
          <text:p/>
        </draw:polyline>
        <draw:polyline draw:style-name="gr15" draw:text-style-name="P3" draw:layer="layout" svg:width="1.417cm" svg:height="2.116cm" draw:transform="rotate (-1.5707963267949) translate (8.912cm 8.728cm)" svg:viewBox="0 0 1418 2117" draw:points="0,0 190,0 190,2117 1418,2117">
          <text:p/>
        </draw:polyline>
        <draw:polyline draw:style-name="gr15" draw:text-style-name="P3" draw:layer="layout" svg:width="5.524cm" svg:height="2.263cm" draw:transform="rotate (-1.5707963267949) translate (15.643cm 2.653cm)" svg:viewBox="0 0 5525 2264" draw:points="4932,804 5525,804 5525,0 0,0 0,2264 953,2264">
          <text:p/>
        </draw:polyline>
        <draw:polyline draw:style-name="gr15" draw:text-style-name="P3" draw:layer="layout" svg:width="7.831cm" svg:height="7.153cm" draw:transform="rotate (-1.5707963267949) translate (16.066cm 2.14499999999999cm)" svg:viewBox="0 0 7832 7154" draw:points="6773,7154 7832,7154 7832,0 0,0 0,7154 1461,7154">
          <text:p/>
        </draw:polyline>
        <draw:polyline draw:style-name="gr15" draw:text-style-name="P3" draw:layer="layout" svg:width="1.375cm" svg:height="0.168cm" svg:x="8.192cm" svg:y="12.538cm" svg:viewBox="0 0 1376 169" draw:points="0,0 1376,0 1376,169">
          <text:p/>
        </draw:polyline>
        <draw:frame draw:style-name="gr18" draw:text-style-name="P2" draw:layer="layout" svg:width="0.254cm" svg:height="0.508cm" svg:x="9.653cm" svg:y="1.193cm">
          <draw:text-box>
            <text:p>0</text:p>
          </draw:text-box>
        </draw:frame>
        <draw:line draw:style-name="gr17" draw:text-style-name="P3" draw:layer="layout" svg:x1="9.716cm" svg:y1="3.606cm" svg:x2="9.716cm" svg:y2="1.574cm">
          <text:p/>
        </draw:line>
        <draw:polyline draw:style-name="gr15" draw:text-style-name="P3" draw:layer="layout" svg:width="8.465cm" svg:height="1.587cm" draw:transform="rotate (-1.5707963267949) translate (11.177cm 5.384cm)" svg:viewBox="0 0 8466 1588" draw:points="8085,1588 8466,1588 8466,233 0,233 0,0">
          <text:p/>
        </draw:polyline>
        <draw:line draw:style-name="gr20" draw:text-style-name="P3" draw:layer="layout" svg:x1="6.626cm" svg:y1="11.585cm" svg:x2="6.626cm" svg:y2="14.655cm">
          <text:p/>
        </draw:line>
        <draw:frame draw:style-name="gr21" draw:layer="layout" svg:width="3.334cm" svg:height="0.569cm" svg:x="6.224cm" svg:y="14.737cm">
          <draw:text-box>
            <text:p>A la Unidad de Control</text:p>
          </draw:text-box>
        </draw:frame>
        <draw:polyline draw:style-name="gr15" draw:text-style-name="P3" draw:layer="layout" svg:width="3.385cm" svg:height="1.206cm" draw:transform="rotate (-1.5707963267949) translate (11.833cm 11.607cm)" svg:viewBox="0 0 3386 1207" draw:points="0,0 3386,0 3386,1207">
          <text:p/>
        </draw:polyline>
        <draw:line draw:style-name="gr20" draw:text-style-name="P3" draw:layer="layout" svg:x1="10.626cm" svg:y1="14.993cm" svg:x2="9.568cm" svg:y2="14.993cm">
          <text:p/>
        </draw:line>
        <draw:frame draw:style-name="gr22" draw:text-style-name="P2" draw:layer="layout" svg:width="0.752cm" svg:height="0.489cm" svg:x="2.127cm" svg:y="3.561cm">
          <draw:text-box>
            <text:p>Z1</text:p>
          </draw:text-box>
        </draw:frame>
        <draw:line draw:style-name="gr23" draw:text-style-name="P3" draw:layer="layout" svg:x1="2.668cm" svg:y1="3.796cm" svg:x2="3.049cm" svg:y2="3.796cm">
          <text:p/>
        </draw:line>
        <draw:line draw:style-name="gr23" draw:text-style-name="P3" draw:layer="layout" svg:x1="3.938cm" svg:y1="3.796cm" svg:x2="4.446cm" svg:y2="3.796cm">
          <text:p/>
        </draw:line>
        <draw:frame draw:style-name="gr22" draw:text-style-name="P2" draw:layer="layout" svg:width="0.752cm" svg:height="0.489cm" svg:x="5.589cm" svg:y="3.562cm">
          <draw:text-box>
            <text:p>Z2</text:p>
          </draw:text-box>
        </draw:frame>
        <draw:line draw:style-name="gr23" draw:text-style-name="P3" draw:layer="layout" svg:x1="6.097cm" svg:y1="3.796cm" svg:x2="6.499cm" svg:y2="3.796cm">
          <text:p/>
        </draw:line>
        <draw:line draw:style-name="gr23" draw:text-style-name="P3" draw:layer="layout" svg:x1="8.002cm" svg:y1="3.796cm" svg:x2="8.383cm" svg:y2="3.796cm">
          <text:p/>
        </draw:line>
        <draw:frame draw:style-name="gr22" draw:text-style-name="P2" draw:layer="layout" svg:width="0.752cm" svg:height="0.489cm" svg:x="12.298cm" svg:y="3.563cm">
          <draw:text-box>
            <text:p>Z3</text:p>
          </draw:text-box>
        </draw:frame>
        <draw:line draw:style-name="gr23" draw:text-style-name="P3" draw:layer="layout" svg:x1="12.806cm" svg:y1="3.797cm" svg:x2="13.208cm" svg:y2="3.797cm">
          <text:p/>
        </draw:line>
        <draw:frame draw:style-name="gr22" draw:text-style-name="P2" draw:layer="layout" svg:width="0.752cm" svg:height="0.489cm" svg:x="7.536cm" svg:y="7.223cm">
          <draw:text-box>
            <text:p>Z4</text:p>
          </draw:text-box>
        </draw:frame>
        <draw:line draw:style-name="gr23" draw:text-style-name="P3" draw:layer="layout" svg:x1="8.044cm" svg:y1="7.457cm" svg:x2="8.446cm" svg:y2="7.457cm">
          <text:p/>
        </draw:line>
        <draw:frame draw:style-name="gr22" draw:text-style-name="P2" draw:layer="layout" svg:width="0.752cm" svg:height="0.489cm" svg:x="2.773cm" svg:y="7.731cm">
          <draw:text-box>
            <text:p>Z5</text:p>
          </draw:text-box>
        </draw:frame>
        <draw:line draw:style-name="gr23" draw:text-style-name="P3" draw:layer="layout" svg:x1="3.281cm" svg:y1="7.965cm" svg:x2="3.683cm" svg:y2="7.965cm">
          <text:p/>
        </draw:line>
        <draw:frame draw:style-name="gr22" draw:text-style-name="P2" draw:layer="layout" svg:width="0.752cm" svg:height="0.489cm" svg:x="6.076cm" svg:y="7.924cm">
          <draw:text-box>
            <text:p>Z5</text:p>
          </draw:text-box>
        </draw:frame>
        <draw:line draw:style-name="gr23" draw:text-style-name="P3" draw:layer="layout" svg:x1="6.584cm" svg:y1="8.158cm" svg:x2="6.986cm" svg:y2="8.158cm">
          <text:p/>
        </draw:line>
        <draw:line draw:style-name="gr23" draw:text-style-name="P3" draw:layer="layout" svg:x1="7.748cm" svg:y1="8.158cm" svg:x2="8.509cm" svg:y2="8.158cm">
          <text:p/>
        </draw:line>
        <draw:frame draw:style-name="gr22" draw:text-style-name="P2" draw:layer="layout" svg:width="0.752cm" svg:height="0.489cm" svg:x="3.79cm" svg:y="10.76cm">
          <draw:text-box>
            <text:p>Z5</text:p>
          </draw:text-box>
        </draw:frame>
        <draw:line draw:style-name="gr23" draw:text-style-name="P3" draw:layer="layout" svg:x1="4.298cm" svg:y1="10.994cm" svg:x2="4.7cm" svg:y2="10.994cm">
          <text:p/>
        </draw:line>
        <draw:line draw:style-name="gr23" draw:text-style-name="P3" draw:layer="layout" svg:x1="4.298cm" svg:y1="10.994cm" svg:x2="4.7cm" svg:y2="10.994cm">
          <text:p/>
        </draw:line>
        <draw:line draw:style-name="gr23" draw:text-style-name="P3" draw:layer="layout" svg:x1="5.462cm" svg:y1="10.993cm" svg:x2="6.202cm" svg:y2="10.993cm">
          <text:p/>
        </draw:line>
        <draw:line draw:style-name="gr23" draw:text-style-name="P3" draw:layer="layout" svg:x1="6.964cm" svg:y1="10.993cm" svg:x2="7.748cm" svg:y2="10.993cm">
          <text:p/>
        </draw:line>
        <draw:frame draw:style-name="gr22" draw:text-style-name="P2" draw:layer="layout" svg:width="0.752cm" svg:height="0.489cm" svg:x="10.234cm" svg:y="10.761cm">
          <draw:text-box>
            <text:p>Z5</text:p>
          </draw:text-box>
        </draw:frame>
        <draw:line draw:style-name="gr23" draw:text-style-name="P3" draw:layer="layout" svg:x1="10.774cm" svg:y1="10.995cm" svg:x2="11.409cm" svg:y2="10.995cm">
          <text:p/>
        </draw:line>
        <draw:frame draw:style-name="gr22" draw:text-style-name="P2" draw:layer="layout" svg:width="0.752cm" svg:height="0.489cm" svg:x="8.256cm" svg:y="12.665cm">
          <draw:text-box>
            <text:p>Z5</text:p>
          </draw:text-box>
        </draw:frame>
        <draw:line draw:style-name="gr23" draw:text-style-name="P3" draw:layer="layout" svg:x1="8.764cm" svg:y1="12.899cm" svg:x2="9.166cm" svg:y2="12.899cm">
          <text:p/>
        </draw:line>
        <draw:frame draw:style-name="gr22" draw:text-style-name="P2" draw:layer="layout" svg:width="0.752cm" svg:height="0.489cm" svg:x="13.526cm" svg:y="6.757cm">
          <draw:text-box>
            <text:p>Z5</text:p>
          </draw:text-box>
        </draw:frame>
        <draw:line draw:style-name="gr23" draw:text-style-name="P3" draw:layer="layout" svg:x1="14.034cm" svg:y1="6.991cm" svg:x2="14.436cm" svg:y2="6.991cm">
          <text:p/>
        </draw:line>
        <draw:frame draw:style-name="gr22" draw:text-style-name="P2" draw:layer="layout" svg:width="0.752cm" svg:height="0.489cm" svg:x="2.773cm" svg:y="8.133cm">
          <draw:text-box>
            <text:p>Z6</text:p>
          </draw:text-box>
        </draw:frame>
        <draw:line draw:style-name="gr23" draw:text-style-name="P3" draw:layer="layout" svg:x1="3.281cm" svg:y1="8.367cm" svg:x2="3.683cm" svg:y2="8.367cm">
          <text:p/>
        </draw:line>
        <draw:frame draw:style-name="gr22" draw:text-style-name="P2" draw:layer="layout" svg:width="0.752cm" svg:height="0.489cm" svg:x="6.076cm" svg:y="8.302cm">
          <draw:text-box>
            <text:p>Z7</text:p>
          </draw:text-box>
        </draw:frame>
        <draw:line draw:style-name="gr23" draw:text-style-name="P3" draw:layer="layout" svg:x1="6.584cm" svg:y1="8.536cm" svg:x2="6.986cm" svg:y2="8.536cm">
          <text:p/>
        </draw:line>
        <draw:frame draw:style-name="gr22" draw:text-style-name="P2" draw:layer="layout" svg:width="0.752cm" svg:height="0.489cm" svg:x="7.6cm" svg:y="8.303cm">
          <draw:text-box>
            <text:p>Z8</text:p>
          </draw:text-box>
        </draw:frame>
        <draw:line draw:style-name="gr23" draw:text-style-name="P3" draw:layer="layout" svg:x1="8.108cm" svg:y1="8.537cm" svg:x2="8.51cm" svg:y2="8.537cm">
          <text:p/>
        </draw:line>
        <draw:frame draw:style-name="gr22" draw:text-style-name="P2" draw:layer="layout" svg:width="0.752cm" svg:height="0.489cm" svg:x="12.108cm" svg:y="8.643cm">
          <draw:text-box>
            <text:p>Z9</text:p>
          </draw:text-box>
        </draw:frame>
        <draw:line draw:style-name="gr23" draw:text-style-name="P3" draw:layer="layout" svg:x1="12.616cm" svg:y1="8.877cm" svg:x2="13.018cm" svg:y2="8.877cm">
          <text:p/>
        </draw:line>
        <draw:frame draw:style-name="gr24" draw:text-style-name="P2" draw:layer="layout" svg:width="0.87cm" svg:height="0.489cm" svg:x="3.662cm" svg:y="11.183cm">
          <draw:text-box>
            <text:p>Z10</text:p>
          </draw:text-box>
        </draw:frame>
        <draw:line draw:style-name="gr23" draw:text-style-name="P3" draw:layer="layout" svg:x1="4.298cm" svg:y1="11.417cm" svg:x2="4.7cm" svg:y2="11.417cm">
          <text:p/>
        </draw:line>
        <draw:frame draw:style-name="gr24" draw:text-style-name="P2" draw:layer="layout" svg:width="0.87cm" svg:height="0.489cm" svg:x="6.88cm" svg:y="11.184cm">
          <draw:text-box>
            <text:p>Z11</text:p>
          </draw:text-box>
        </draw:frame>
        <draw:line draw:style-name="gr23" draw:text-style-name="P3" draw:layer="layout" svg:x1="7.472cm" svg:y1="11.418cm" svg:x2="7.769cm" svg:y2="11.418cm">
          <text:p/>
        </draw:line>
        <draw:frame draw:style-name="gr24" draw:text-style-name="P2" draw:layer="layout" svg:width="0.87cm" svg:height="0.489cm" svg:x="5.311cm" svg:y="11.184cm">
          <draw:text-box>
            <text:p>Z16</text:p>
          </draw:text-box>
        </draw:frame>
        <draw:line draw:style-name="gr23" draw:text-style-name="P3" draw:layer="layout" svg:x1="5.948cm" svg:y1="11.418cm" svg:x2="6.203cm" svg:y2="11.418cm">
          <text:p/>
        </draw:line>
        <draw:frame draw:style-name="gr24" draw:text-style-name="P2" draw:layer="layout" svg:width="0.87cm" svg:height="0.489cm" svg:x="10.154cm" svg:y="11.183cm">
          <draw:text-box>
            <text:p>Z12</text:p>
          </draw:text-box>
        </draw:frame>
        <draw:line draw:style-name="gr23" draw:text-style-name="P3" draw:layer="layout" svg:x1="10.774cm" svg:y1="11.415cm" svg:x2="11.409cm" svg:y2="11.415cm">
          <text:p/>
        </draw:line>
        <draw:frame draw:style-name="gr24" draw:text-style-name="P2" draw:layer="layout" svg:width="0.87cm" svg:height="0.489cm" svg:x="11.404cm" svg:y="5.339cm">
          <draw:text-box>
            <text:p>Z13</text:p>
          </draw:text-box>
        </draw:frame>
        <draw:line draw:style-name="gr23" draw:text-style-name="P3" draw:layer="layout" svg:x1="12.023cm" svg:y1="5.573cm" svg:x2="12.32cm" svg:y2="5.573cm">
          <text:p/>
        </draw:line>
        <draw:frame draw:style-name="gr24" draw:text-style-name="P2" draw:layer="layout" svg:width="0.87cm" svg:height="0.489cm" svg:x="11.534cm" svg:y="6.571cm">
          <draw:text-box>
            <text:p>Z14</text:p>
          </draw:text-box>
        </draw:frame>
        <draw:line draw:style-name="gr15" draw:text-style-name="P3" draw:layer="layout" svg:x1="11.727cm" svg:y1="6.844cm" svg:x2="11.304cm" svg:y2="6.844cm">
          <text:p/>
        </draw:line>
        <draw:line draw:style-name="gr23" draw:text-style-name="P3" draw:layer="layout" svg:x1="11.304cm" svg:y1="6.844cm" svg:x2="11.304cm" svg:y2="6.717cm">
          <text:p/>
        </draw:line>
        <draw:frame draw:style-name="gr24" draw:text-style-name="P2" draw:layer="layout" svg:width="0.87cm" svg:height="0.489cm" svg:x="6.668cm" svg:y="9.721cm">
          <draw:text-box>
            <text:p>Z15</text:p>
          </draw:text-box>
        </draw:frame>
        <draw:line draw:style-name="gr23" draw:text-style-name="P3" draw:layer="layout" svg:x1="7.303cm" svg:y1="9.955cm" svg:x2="7.621cm" svg:y2="9.955cm">
          <text:p/>
        </draw:line>
        <draw:frame draw:style-name="gr24" draw:text-style-name="P2" draw:layer="layout" svg:width="0.87cm" svg:height="0.489cm" svg:x="13.526cm" svg:y="7.159cm">
          <draw:text-box>
            <text:p>Z17</text:p>
          </draw:text-box>
        </draw:frame>
        <draw:line draw:style-name="gr23" draw:text-style-name="P3" draw:layer="layout" svg:x1="14.14cm" svg:y1="7.393cm" svg:x2="14.436cm" svg:y2="7.393cm">
          <text:p/>
        </draw:line>
        <draw:frame draw:style-name="gr22" draw:text-style-name="P2" draw:layer="layout" svg:width="0.752cm" svg:height="0.489cm" svg:x="7.959cm" svg:y="0.238cm">
          <draw:text-box>
            <text:p>Z5</text:p>
          </draw:text-box>
        </draw:frame>
        <draw:line draw:style-name="gr23" draw:text-style-name="P3" draw:layer="layout" svg:x1="8.467cm" svg:y1="0.472cm" svg:x2="8.869cm" svg:y2="0.472cm">
          <text:p/>
        </draw:line>
        <draw:custom-shape draw:style-name="gr25" draw:text-style-name="P5" draw:layer="layout" svg:width="0.042cm" svg:height="0.042cm" svg:x="4.044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4.044cm" svg:y="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8.107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8.17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8.891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0.106cm" svg:y="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0.86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1.207cm" svg:y="9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7.402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13.864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13.72cm" svg:y="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13.721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8.63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042cm" svg:height="0.042cm" svg:x="3.232cm" svg:y="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0.752cm" svg:height="0.489cm" svg:x="8.256cm" svg:y="13.043cm">
          <draw:text-box>
            <text:p>Z6</text:p>
          </draw:text-box>
        </draw:frame>
        <draw:line draw:style-name="gr23" draw:text-style-name="P3" draw:layer="layout" svg:x1="8.764cm" svg:y1="13.277cm" svg:x2="9.166cm" svg:y2="13.277cm">
          <text:p/>
        </draw:line>
        <draw:frame draw:style-name="gr18" draw:text-style-name="P2" draw:layer="layout" svg:width="0.254cm" svg:height="0.508cm" svg:x="7.735cm" svg:y="1.194cm">
          <draw:text-box>
            <text:p>0</text:p>
          </draw:text-box>
        </draw:frame>
        <draw:line draw:style-name="gr17" draw:text-style-name="P3" draw:layer="layout" svg:x1="7.798cm" svg:y1="3.607cm" svg:x2="7.798cm" svg:y2="1.5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mbre_5f_componente" style:display-name="Nombre_componen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Nombre_5f_componente" style:display-name="Nombre_component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16.25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9:35:42.897102513</meta:creation-date>
    <dc:date>2019-05-05T18:16:08.076263393</dc:date>
    <meta:editing-duration>PT2H59M52S</meta:editing-duration>
    <meta:editing-cycles>9</meta:editing-cycles>
    <meta:generator>LibreOffice/5.1.6.2$Linux_X86_64 LibreOffice_project/10m0$Build-2</meta:generator>
    <meta:document-statistic meta:object-count="190"/>
  </office:meta>
</office:document-meta>
</file>